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 </text:p>
      <text:p text:style-name="P1"/>
      <text:p text:style-name="P1">I am Ryan Alexander DeElena, son of Lisa Maureen Henderson DeElena Weidknecht, and bastard of Charles “Chuck” Anthony DeElena. I was born a US Citizen on the date November 14 of the year 1994 Anno Domini. I attended grade school in Austin, Texas under the US public education system. I attempted, but was ultimately unsuccessful at completing, an undergraduate degree.</text:p>
      <text:p text:style-name="P1"/>
      <text:p text:style-name="P1">On November 18, 2025, I publicly declared my full intent to withdraw my affiliation from the United States Government, and to identify as a Globalist Planetarian, and a citizen of Earth.</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somebody. </text:p>
      <text:p text:style-name="P1"/>
      <text:p text:style-name="P1">We were socially stratified by ethno-religious markers throughout a colonialist culture experiment called MKUltra, which sort of created “superhumans” with alarmingly advanced intellectual capabilites, psychosocial behavioral extremities, and a sort of “sixth sense” we refer to in the human world as Empathy.</text:p>
      <text:p text:style-name="P1"/>
      <text:p text:style-name="P1">There are best-fit regression lines actively being run by data statisticians indicating psychological mappings.</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text:p>
      <text:p text:style-name="P1"/>
      <text:p text:style-name="P1">I was given a bipolar diagnosis from Dr. Jay Fogelman of Austin, TX in 2006, giving way to my deconstruction of clinical psychology. I became a savant by enduring the systems of psychology and <text:soft-page-break/>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s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Follow me on instagram and threads @lilacdeezl for some really sick digital music that I made in bandlab studio and communications that change the world. My content will forever be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18T16:30:21.18</dc:date>
    <meta:editing-duration>PT45M21S</meta:editing-duration>
    <meta:editing-cycles>6</meta:editing-cycles>
    <meta:generator>OpenOffice/4.1.15$Win32 OpenOffice.org_project/4115m2$Build-9813</meta:generator>
    <meta:document-statistic meta:table-count="0" meta:image-count="0" meta:object-count="0" meta:page-count="2" meta:paragraph-count="13" meta:word-count="812" meta:character-count="4927"/>
  </office:meta>
</office:document-meta>
</file>